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770" officeooo:paragraph-rsid="001d5770"/>
    </style:style>
    <style:style style:name="P2" style:family="paragraph" style:parent-style-name="Standard">
      <style:text-properties officeooo:rsid="001d5770" officeooo:paragraph-rsid="001d5770"/>
    </style:style>
    <style:style style:name="P3" style:family="paragraph" style:parent-style-name="Standard">
      <style:text-properties officeooo:rsid="001ff1b2" officeooo:paragraph-rsid="001ff1b2"/>
    </style:style>
    <style:style style:name="T1" style:family="text">
      <style:text-properties officeooo:rsid="001e28de"/>
    </style:style>
    <style:style style:name="T2" style:family="text">
      <style:text-properties officeooo:rsid="001f53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mię i nazwisko: Michał Więckowski</text:p>
      <text:p text:style-name="P1"/>
      <text:p text:style-name="P1">Temat: Port Lotniczy</text:p>
      <text:p text:style-name="P1"/>
      <text:p text:style-name="P1">Projekt będzie obejmował obszar działania lotniska między miastowego w zakresie <text:span text:style-name="T1">zarządzania i rezerwacji lotami</text:span>. <text:span text:style-name="T2">Głównym celem ma być umożliwienie klientowi możliwość zakupu biletu oraz mieć dostęp do rozkładu lotów. Od strony pracownika lotniska, </text:span></text:p>
      <text:p text:style-name="P1"/>
      <text:p text:style-name="P3">http://www.slideshare.net/shekhardesigner/airlines-database-design</text:p>
      <text:p text:style-name="P3">https://forum.4programmers.net/Bazy_danych/251501-ocena_struktury_bazy_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1:15:33.783000000</meta:creation-date>
    <dc:date>2016-11-07T09:26:22.530000000</dc:date>
    <meta:editing-duration>PT58M53S</meta:editing-duration>
    <meta:editing-cycles>2</meta:editing-cycles>
    <meta:generator>LibreOffice/5.0.3.2$Windows_x86 LibreOffice_project/e5f16313668ac592c1bfb310f4390624e3dbfb75</meta:generator>
    <meta:document-statistic meta:table-count="0" meta:image-count="0" meta:object-count="0" meta:page-count="1" meta:paragraph-count="5" meta:word-count="43" meta:character-count="442" meta:non-whitespace-character-count="403"/>
  </office:meta>
</office:document-meta>
</file>